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5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May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5635" calcext:value-type="float">
            <text:p><text:s/>575,635 </text:p>
          </table:table-cell>
          <table:table-cell table:style-name="ce30" office:value-type="float" office:value="2702" calcext:value-type="float">
            <text:p><text:s/>2,702 </text:p>
          </table:table-cell>
          <table:table-cell table:style-name="ce30" office:value-type="float" office:value="28824" calcext:value-type="float">
            <text:p><text:s/>28,8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33377" calcext:value-type="float">
            <text:p><text:s/>533,377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858" calcext:value-type="float">
            <text:p><text:s/>858 </text:p>
          </table:table-cell>
          <table:table-cell table:style-name="ce30" office:value-type="float" office:value="9689" calcext:value-type="float">
            <text:p><text:s/>9,689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952" calcext:value-type="float">
            <text:p><text:s/>952 </text:p>
          </table:table-cell>
          <table:table-cell table:style-name="ce30" office:value-type="float" office:value="4622" calcext:value-type="float">
            <text:p><text:s/>4,622 </text:p>
          </table:table-cell>
          <table:table-cell table:style-name="ce30" office:value-type="float" office:value="3745" calcext:value-type="float">
            <text:p><text:s/>3,745 </text:p>
          </table:table-cell>
          <table:table-cell table:style-name="ce30" office:value-type="float" office:value="877" calcext:value-type="float">
            <text:p><text:s/>877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528" calcext:value-type="float">
            <text:p><text:s/>181,528 </text:p>
          </table:table-cell>
          <table:table-cell table:style-name="ce30" office:value-type="float" office:value="1012" calcext:value-type="float">
            <text:p><text:s/>1,01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7138" calcext:value-type="float">
            <text:p><text:s/>177,13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557" calcext:value-type="float">
            <text:p><text:s/>557 </text:p>
          </table:table-cell>
          <table:table-cell table:style-name="ce30" office:value-type="float" office:value="2868" calcext:value-type="float">
            <text:p><text:s/>2,86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37" calcext:value-type="float">
            <text:p><text:s/>337 </text:p>
          </table:table-cell>
          <table:table-cell table:style-name="ce30" office:value-type="float" office:value="1640" calcext:value-type="float">
            <text:p><text:s/>1,640 </text:p>
          </table:table-cell>
          <table:table-cell table:style-name="ce30" office:value-type="float" office:value="1522" calcext:value-type="float">
            <text:p><text:s/>1,522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51" calcext:value-type="float">
            <text:p><text:s/>82,251 </text:p>
          </table:table-cell>
          <table:table-cell table:style-name="ce30" office:value-type="float" office:value="413" calcext:value-type="float">
            <text:p><text:s/>413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547" calcext:value-type="float">
            <text:p><text:s/>74,5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6" calcext:value-type="float">
            <text:p><text:s/>166 </text:p>
          </table:table-cell>
          <table:table-cell table:style-name="ce30" office:value-type="float" office:value="851" calcext:value-type="float">
            <text:p><text:s/>8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3" calcext:value-type="float">
            <text:p><text:s/>153 </text:p>
          </table:table-cell>
          <table:table-cell table:style-name="ce30" office:value-type="float" office:value="385" calcext:value-type="float">
            <text:p><text:s/>385 </text:p>
          </table:table-cell>
          <table:table-cell table:style-name="ce30" office:value-type="float" office:value="291" calcext:value-type="float">
            <text:p><text:s/>291 </text:p>
          </table:table-cell>
          <table:table-cell table:style-name="ce30" office:value-type="float" office:value="94" calcext:value-type="float">
            <text:p><text:s/>94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2259" calcext:value-type="float">
            <text:p><text:s/>52,259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8096" calcext:value-type="float">
            <text:p><text:s/>8,0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2554" calcext:value-type="float">
            <text:p><text:s/>42,5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1242" calcext:value-type="float">
            <text:p><text:s/>1,2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410" calcext:value-type="float">
            <text:p><text:s/>410 </text:p>
          </table:table-cell>
          <table:table-cell table:style-name="ce30" office:value-type="float" office:value="367" calcext:value-type="float">
            <text:p><text:s/>367 </text:p>
          </table:table-cell>
          <table:table-cell table:style-name="ce30" office:value-type="float" office:value="43" calcext:value-type="float">
            <text:p><text:s/>4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492" calcext:value-type="float">
            <text:p><text:s/>21,492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217" calcext:value-type="float">
            <text:p><text:s/>17,21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59" calcext:value-type="float">
            <text:p><text:s/>3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9" calcext:value-type="float">
            <text:p><text:s/>89 </text:p>
          </table:table-cell>
          <table:table-cell table:number-columns-repeated="2" table:style-name="ce30" office:value-type="float" office:value="307" calcext:value-type="float">
            <text:p><text:s/>30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5782" calcext:value-type="float">
            <text:p><text:s/>115,782 </text:p>
          </table:table-cell>
          <table:table-cell table:style-name="ce30" office:value-type="float" office:value="873" calcext:value-type="float">
            <text:p><text:s/>87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750" calcext:value-type="float">
            <text:p><text:s/>113,75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1337" calcext:value-type="float">
            <text:p><text:s/>1,3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9" calcext:value-type="float">
            <text:p><text:s/>269 </text:p>
          </table:table-cell>
          <table:table-cell table:style-name="ce30" office:value-type="float" office:value="1056" calcext:value-type="float">
            <text:p><text:s/>1,056 </text:p>
          </table:table-cell>
          <table:table-cell table:style-name="ce30" office:value-type="float" office:value="526" calcext:value-type="float">
            <text:p><text:s/>526 </text:p>
          </table:table-cell>
          <table:table-cell table:style-name="ce30" office:value-type="float" office:value="530" calcext:value-type="float">
            <text:p><text:s/>53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9559" calcext:value-type="float">
            <text:p><text:s/>119,559 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30" office:value-type="float" office:value="9907" calcext:value-type="float">
            <text:p><text:s/>9,9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05965" calcext:value-type="float">
            <text:p><text:s/>105,9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30" office:value-type="float" office:value="2981" calcext:value-type="float">
            <text:p><text:s/>2,981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798" calcext:value-type="float">
            <text:p><text:s/>798 </text:p>
          </table:table-cell>
          <table:table-cell table:style-name="ce30" office:value-type="float" office:value="706" calcext:value-type="float">
            <text:p><text:s/>706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67" calcext:value-type="float">
            <text:p><text:s/>2,767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0401" calcext:value-type="float">
            <text:p><text:s/>40,401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64" calcext:value-type="float">
            <text:p><text:s/>37,0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63" calcext:value-type="float">
            <text:p><text:s/>2,16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465" calcext:value-type="float">
            <text:p><text:s/>465 </text:p>
          </table:table-cell>
          <table:table-cell table:style-name="ce31" office:value-type="float" office:value="440" calcext:value-type="float">
            <text:p><text:s/>440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251" calcext:value-type="float">
            <text:p><text:s/>5,251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" calcext:value-type="float">
            <text:p><text:s/>1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74" calcext:value-type="float">
            <text:p><text:s/>1,87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7" calcext:value-type="float">
            <text:p><text:s/>1,7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330" calcext:value-type="float">
            <text:p><text:s/>5,330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50" calcext:value-type="float">
            <text:p><text:s/>4,9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98" calcext:value-type="float">
            <text:p><text:s/>98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9" calcext:value-type="float">
            <text:p><text:s/>1,89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79" calcext:value-type="float">
            <text:p><text:s/>2,27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8" calcext:value-type="float">
            <text:p><text:s/>1,9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57" calcext:value-type="float">
            <text:p><text:s/>2,6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2" calcext:value-type="float">
            <text:p><text:s/>13,062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9" calcext:value-type="float">
            <text:p><text:s/>12,18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96" calcext:value-type="float">
            <text:p><text:s/>69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78" calcext:value-type="float">
            <text:p><text:s/>2,67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6" calcext:value-type="float">
            <text:p><text:s/>6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59" calcext:value-type="float">
            <text:p><text:s/>17,459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9" calcext:value-type="float">
            <text:p><text:s/>16,4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116" calcext:value-type="float">
            <text:p><text:s/>7,116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800" calcext:value-type="float">
            <text:p><text:s/>6,8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90" calcext:value-type="float">
            <text:p><text:s/>1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024" calcext:value-type="float">
            <text:p><text:s/>16,02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764" calcext:value-type="float">
            <text:p><text:s/>2,7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6" calcext:value-type="float">
            <text:p><text:s/>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31" calcext:value-type="float">
            <text:p><text:s/>2,23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3" calcext:value-type="float">
            <text:p><text:s/>5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7-15T10:34:52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